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Courier New', 'DejaVu Sans Mono', 'Bitstream Vera Sans Mono', monospace"/>
    <style:font-face style:name="UbuntuMono" svg:font-family="UbuntuMono, courier, monospace"/>
    <style:font-face style:name="apple-system" svg:font-family="apple-system, BlinkMacSystemFont, 'Segoe UI', Roboto, Oxygen, Ubuntu, Cantarell, 'Open Sans', 'Helvetica Neue', sans-serif"/>
    <style:font-face style:name="inherit" svg:font-family="inherit"/>
    <style:font-face style:name="monospace" svg:font-family="monospace"/>
    <style:font-face style:name="proxima-nova" svg:font-family="proxima-nov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20371"/>
    </style:style>
    <style:style style:name="P2" style:family="paragraph" style:parent-style-name="Standard">
      <style:paragraph-properties fo:text-align="justify" style:justify-single-word="false"/>
      <style:text-properties officeooo:paragraph-rsid="00057dc8"/>
    </style:style>
    <style:style style:name="P3" style:family="paragraph" style:parent-style-name="Standard">
      <style:paragraph-properties fo:text-align="center" style:justify-single-word="false"/>
      <style:text-properties fo:font-size="16pt" fo:font-weight="bold" officeooo:paragraph-rsid="00020371" style:font-size-asian="16pt" style:font-weight-asian="bold" style:font-size-complex="16pt" style:font-weight-complex="bold"/>
    </style:style>
    <style:style style:name="P4" style:family="paragraph" style:parent-style-name="Standard">
      <style:paragraph-properties fo:text-align="justify" style:justify-single-word="false"/>
      <style:text-properties officeooo:rsid="00020371" officeooo:paragraph-rsid="0003bfe9"/>
    </style:style>
    <style:style style:name="P5" style:family="paragraph" style:parent-style-name="Standard">
      <style:paragraph-properties fo:text-align="justify" style:justify-single-word="false"/>
      <style:text-properties officeooo:rsid="0003bfe9" officeooo:paragraph-rsid="0003bfe9"/>
    </style:style>
    <style:style style:name="P6" style:family="paragraph" style:parent-style-name="Standard">
      <style:paragraph-properties fo:text-align="justify" style:justify-single-word="false"/>
      <style:text-properties officeooo:rsid="0003fbb5" officeooo:paragraph-rsid="000e3cc5"/>
    </style:style>
    <style:style style:name="P7" style:family="paragraph" style:parent-style-name="Standard">
      <style:paragraph-properties fo:text-align="justify" style:justify-single-word="false"/>
      <style:text-properties officeooo:paragraph-rsid="0005aa16"/>
    </style:style>
    <style:style style:name="P8" style:family="paragraph" style:parent-style-name="Standard">
      <style:paragraph-properties fo:text-align="justify" style:justify-single-word="false"/>
      <style:text-properties officeooo:paragraph-rsid="00020371"/>
    </style:style>
    <style:style style:name="P9" style:family="paragraph" style:parent-style-name="Standard">
      <style:paragraph-properties fo:text-align="justify" style:justify-single-word="false"/>
      <style:text-properties officeooo:paragraph-rsid="000662c6"/>
    </style:style>
    <style:style style:name="P10" style:family="paragraph" style:parent-style-name="Standard">
      <style:paragraph-properties fo:text-align="justify" style:justify-single-word="false"/>
      <style:text-properties officeooo:paragraph-rsid="0003fbb5"/>
    </style:style>
    <style:style style:name="P11" style:family="paragraph" style:parent-style-name="Standard">
      <style:paragraph-properties fo:text-align="justify" style:justify-single-word="false"/>
      <style:text-properties officeooo:paragraph-rsid="00097d8d"/>
    </style:style>
    <style:style style:name="P12" style:family="paragraph" style:parent-style-name="Standard">
      <style:paragraph-properties fo:text-align="justify" style:justify-single-word="false"/>
      <style:text-properties officeooo:paragraph-rsid="00098ffe"/>
    </style:style>
    <style:style style:name="P13" style:family="paragraph" style:parent-style-name="Standard">
      <style:paragraph-properties fo:text-align="justify" style:justify-single-word="false"/>
      <style:text-properties officeooo:paragraph-rsid="000b5c8d"/>
    </style:style>
    <style:style style:name="P14" style:family="paragraph" style:parent-style-name="Standard">
      <style:paragraph-properties fo:text-align="justify" style:justify-single-word="false"/>
      <style:text-properties officeooo:paragraph-rsid="000cc55e"/>
    </style:style>
    <style:style style:name="P15" style:family="paragraph" style:parent-style-name="Standard">
      <style:paragraph-properties fo:text-align="justify" style:justify-single-word="false"/>
      <style:text-properties officeooo:paragraph-rsid="000e3cc5"/>
    </style:style>
    <style:style style:name="P16" style:family="paragraph" style:parent-style-name="Standard">
      <style:paragraph-properties fo:text-align="justify" style:justify-single-word="false"/>
      <style:text-properties officeooo:paragraph-rsid="00057dc8"/>
    </style:style>
    <style:style style:name="P17" style:family="paragraph" style:parent-style-name="Standard">
      <style:paragraph-properties fo:text-align="justify" style:justify-single-word="false"/>
      <style:text-properties officeooo:rsid="000662c6" officeooo:paragraph-rsid="000662c6"/>
    </style:style>
    <style:style style:name="P18" style:family="paragraph" style:parent-style-name="Standard">
      <style:paragraph-properties fo:text-align="justify" style:justify-single-word="false"/>
      <style:text-properties officeooo:rsid="00097d8d" officeooo:paragraph-rsid="00097d8d"/>
    </style:style>
    <style:style style:name="P19" style:family="paragraph" style:parent-style-name="Standard">
      <style:paragraph-properties fo:text-align="justify" style:justify-single-word="false"/>
      <style:text-properties officeooo:rsid="000e3cc5" officeooo:paragraph-rsid="00020371"/>
    </style:style>
    <style:style style:name="P20" style:family="paragraph" style:parent-style-name="Standard">
      <style:paragraph-properties fo:text-align="justify" style:justify-single-word="false"/>
      <style:text-properties officeooo:rsid="000e3cc5" officeooo:paragraph-rsid="000e3cc5"/>
    </style:style>
    <style:style style:name="P21" style:family="paragraph" style:parent-style-name="Standard">
      <style:paragraph-properties fo:text-align="justify" style:justify-single-word="false"/>
      <style:text-properties officeooo:rsid="00132260" officeooo:paragraph-rsid="00132260"/>
    </style:style>
    <style:style style:name="T1" style:family="text">
      <style:text-properties officeooo:rsid="0003bfe9"/>
    </style:style>
    <style:style style:name="T2" style:family="text">
      <style:text-properties officeooo:rsid="0003fbb5"/>
    </style:style>
    <style:style style:name="T3" style:family="text">
      <style:text-properties style:text-underline-style="none" officeooo:rsid="0003fbb5"/>
    </style:style>
    <style:style style:name="T4" style:family="text">
      <style:text-properties officeooo:rsid="0005aa16"/>
    </style:style>
    <style:style style:name="T5" style:family="text">
      <style:text-properties officeooo:rsid="000662c6"/>
    </style:style>
    <style:style style:name="T6" style:family="text">
      <style:text-properties officeooo:rsid="0007c6f7"/>
    </style:style>
    <style:style style:name="T7" style:family="text">
      <style:text-properties officeooo:rsid="00098ffe"/>
    </style:style>
    <style:style style:name="T8"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0b5c8d" style:font-size-asian="12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0cc55e" style:font-size-asian="12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0e3cc5" style:font-size-asian="12pt" style:font-size-complex="12pt"/>
    </style:style>
    <style:style style:name="T12"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style:use-window-font-color="true" style:font-name="Liberation Serif" fo:font-size="12pt" fo:letter-spacing="normal" fo:font-style="normal" fo:font-weight="normal" officeooo:rsid="000cc55e" style:font-size-asian="12pt" style:font-weight-asian="normal" style:font-size-complex="12pt" style:font-weight-complex="normal"/>
    </style:style>
    <style:style style:name="T14" style:family="text">
      <style:text-properties fo:font-variant="normal" fo:text-transform="none" style:use-window-font-color="true" style:font-name="Liberation Serif" fo:font-size="12pt" fo:letter-spacing="normal" fo:font-style="normal" fo:font-weight="normal" officeooo:rsid="00098ffe" fo:background-color="transparent" loext:char-shading-value="0" style:font-size-asian="12pt" style:font-size-complex="12pt" loext:padding="0cm" loext:border="none"/>
    </style:style>
    <style:style style:name="T15" style:family="text">
      <style:text-properties fo:font-variant="normal" fo:text-transform="none" style:use-window-font-color="true" style:font-name="Liberation Serif" fo:font-size="12pt" fo:letter-spacing="normal" fo:font-style="normal" fo:font-weight="normal" officeooo:rsid="000b5c8d" fo:background-color="transparent" loext:char-shading-value="0" style:font-size-asian="12pt" style:font-size-complex="12pt" loext:padding="0cm" loext:border="none"/>
    </style:style>
    <style:style style:name="T16" style:family="text">
      <style:text-properties fo:font-variant="normal" fo:text-transform="none" fo:color="#000000" style:font-name="Liberation Serif" fo:font-size="12pt" fo:letter-spacing="normal" fo:font-style="normal" fo:font-weight="normal" officeooo:rsid="000b5c8d" style:font-size-asian="12pt" style:font-size-complex="12pt"/>
    </style:style>
    <style:style style:name="T17" style:family="text">
      <style:text-properties fo:font-variant="normal" fo:text-transform="none" fo:color="#110000" style:font-name="Liberation Serif" fo:letter-spacing="normal" fo:font-style="normal" fo:font-weight="normal"/>
    </style:style>
    <style:style style:name="T18" style:family="text">
      <style:text-properties fo:font-variant="normal" fo:text-transform="none" fo:color="#110000" style:font-name="Liberation Serif" fo:letter-spacing="normal" fo:font-style="normal" fo:font-weight="normal" officeooo:rsid="000cc55e"/>
    </style:style>
    <style:style style:name="T19" style:family="text">
      <style:text-properties fo:font-variant="normal" fo:text-transform="none" fo:color="#110000" style:font-name="Liberation Serif" fo:letter-spacing="normal" fo:font-style="normal" fo:font-weight="normal" officeooo:rsid="0010780d"/>
    </style:style>
    <style:style style:name="T20" style:family="text">
      <style:text-properties style:font-name="Liberation Serif" officeooo:rsid="000b5c8d"/>
    </style:style>
    <style:style style:name="T21" style:family="text">
      <style:text-properties style:use-window-font-color="true" officeooo:rsid="00098ffe"/>
    </style:style>
    <style:style style:name="T22" style:family="text">
      <style:text-properties style:use-window-font-color="true" style:font-name="Liberation Serif" fo:font-size="12pt" officeooo:rsid="00098ffe" style:font-size-asian="12pt" style:font-size-complex="12pt"/>
    </style:style>
    <style:style style:name="T23" style:family="text">
      <style:text-properties style:use-window-font-color="true" style:font-name="Liberation Serif" fo:font-size="12pt" officeooo:rsid="000b5c8d" style:font-size-asian="12pt" style:font-size-complex="12pt"/>
    </style:style>
    <style:style style:name="T24" style:family="text">
      <style:text-properties officeooo:rsid="000b5c8d"/>
    </style:style>
    <style:style style:name="T25" style:family="text">
      <style:text-properties fo:font-weight="bold" style:font-weight-asian="bold" style:font-weight-complex="bold"/>
    </style:style>
    <style:style style:name="T26" style:family="text">
      <style:text-properties officeooo:rsid="000e3cc5"/>
    </style:style>
    <style:style style:name="T27" style:family="text">
      <style:text-properties officeooo:rsid="00135f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áctica 1 </text:p>
      <text:p text:style-name="P1"/>
      <text:p text:style-name="P1"><text:span text:style-name="T25">1. </text:span>Primera hora de la mañana. En la empresa de prácticas te piden sustituir el router que da servicio a una de las oficinas de trabajadores por un PC, ya que queréis que funcione como servidor DNS y LDAP para los ordenadores de los oficinistas.</text:p>
      <text:p text:style-name="P1"/>
      <text:p text:style-name="P1"><text:span text:style-name="T25">a) </text:span>Detalla qué requisitos indispensables de hardware debe cumplir el nuevo servidor, y qué pasos seguirías tras la instalación del SO para dejar la máquina y la red de la oficina preparadas para la instalación definitiva del DNS y LDAP. Nota: La oficina se encuentra en la red 192.168.5.0/24. La red inmediatamente exterior es la 10.5.5.0/24. </text:p>
      <text:p text:style-name="P1"/>
      <text:p text:style-name="P5">Características de hardware:</text:p>
      <text:p text:style-name="P5"/>
      <text:p text:style-name="P5">Las <text:span text:style-name="T5">dos </text:span>tarjeta de red <text:s/>necesarias para que pueda<text:span text:style-name="T4">n</text:span> enlazarse <text:span text:style-name="T4">(red interna y adaptador puente)</text:span> ya tanto como para los ordenadores a los que les haga de servidor como para el enlace a <text:span text:style-name="T5">Internet</text:span> <text:span text:style-name="T5"><text:s/>(ademas unirse entre ellos)</text:span>, los cables para poder unirlas, cuant<text:span text:style-name="T5">os puertos</text:span> tenga.</text:p>
      <text:p text:style-name="P5"/>
      <text:p text:style-name="P5">Instalación del SO:</text:p>
      <text:p text:style-name="P5"/>
      <text:p text:style-name="P4">Lo primero que tendremos que saber es que estilo de red tienen <text:span text:style-name="T1">integrada aunque sera estilo árbol, ya que sera que al servidor se unen todos los demás y así podremos </text:span><text:s/><text:span text:style-name="T1">proceder a la configuración. </text:span></text:p>
      <text:p text:style-name="P4"/>
      <text:p text:style-name="P9"><text:span text:style-name="T1">Por consiguiente, tendremos que instalar el sistema operativo, en el cual le tendremos que especificar cada tarjeta de red a que red estará enlazada (modificar:</text:span>/etc/network/interfaces<text:span text:style-name="T2">) que ip y puerta de enlace tienen, nuestro servidor (ejemplo:</text:span><text:span text:style-name="T3">192.168.5.1</text:span><text:span text:style-name="T2">/24) en una tarjeta y otra que sea externa (ejemplo:10.5.5.0/24 ademas de especificarle con iptables “apagando el servidor” si queremos que tengas conexión tipo NAT), y para establecerle un dns (ejemplo:</text:span><text:span text:style-name="T3">8.8.8.8</text:span><text:span text:style-name="T2">) al servidor deberíamos hacerlo con bin9 pero ademas tendríamos que entrar de nuevo en este archivo y modificarlo(/etc/network/interfaces). </text:span></text:p>
      <text:p text:style-name="P7"/>
      <text:p text:style-name="P6">Después ya en los clientes con sus ips (ejemplo:192.168.5.3/24) en la misma red que la del servidor para que se puedan conectar, tendríamos que especificarles la puerta de enlace, y especificar en cada cliente el dns (ejemplo:8.8.8.8).</text:p>
      <text:p text:style-name="P10"/>
      <text:p text:style-name="P1"><text:span text:style-name="T25">b) </text:span>¿Podrían instalarse estos mismos servicios sin necesidad de haber reemplazado el router? Razona tu respuesta. </text:p>
      <text:p text:style-name="P1"/>
      <text:p text:style-name="P17">El dns si lo podrías cambiar y demás, lo que no tengo muy claro es que mediante un router se pudiera hacer lo de ldap, aunque supongo que no porque necesitarías una interfaz para que se la pase a cada usuario y eso no lo puedes hacer en un router.</text:p>
      <text:p text:style-name="P1"/>
      <text:p text:style-name="P1"/>
      <text:p text:style-name="P1"><text:span text:style-name="T25">2. </text:span>Al final, te lían para instalar también en ese PC un servidor Apache2.</text:p>
      <text:p text:style-name="P1"/>
      <text:p text:style-name="P1">a) Descubres horrorizado que ya hay un XAMP instalado en ese ordenador, por lo que el puerto 80 ya está siendo utilizado por su Apache; vas a tener que conseguir que tu nuevo Apache2 utilice el puerto 8080. Explica cómo conseguirías esto, y qué puede suponerte en la configuración de futuros servicios o aplicaciones que interaccionen con tu servidor. </text:p>
      <text:p text:style-name="P1"/>
      <text:p text:style-name="P11"><text:span text:style-name="T6">Deberemos instalar (</text:span>apt install apache2<text:span text:style-name="T6">) el apache2 con sus respectivos comandos y ver que se ha instalado correctamente, una vez eso, modificarle (</text:span>/etc/apache2/ports.conf<text:span text:style-name="T6">) el puerto para que fuera </text:span><text:soft-page-break/><text:span text:style-name="T6">el 8080 y dejarle el otro libre a nuestro apache de xamp (puerto 80), tendríamos que reiniciar el apache2 para que se guardaran los cambios y ya estaría.</text:span></text:p>
      <text:p text:style-name="P11"/>
      <text:p text:style-name="P18">Lo que supondría para futuras interacciones este cambio es que deberíamos configurar en cada aplicación o interacción que nuestro puerto no es el por defecto del 80 sino el 8080 para que cogiera nuestra versión de apache2, y no tener un conflicto y que utilizara el apache de xampp.</text:p>
      <text:p text:style-name="P1"/>
      <text:p text:style-name="P1"><text:span text:style-name="T25">b)</text:span> Un método muy utilizado para reducir el uso de ancho de banda del servidor web y, al mismo tiempo, aumentar la velocidad de la entrega del contenido es comprimir las páginas web y, en general, todos los resultados que se devuelve a los clientes. La compresión del contenido web se puede realizar usando varios métodos. </text:p>
      <text:p text:style-name="P1"/>
      <text:p text:style-name="P13">- Uno de ellos consiste en utilizar el módulo “deflate” y configurarlo para que trabaje con la tasa de compresión deseada, y actuando sobre los tipos de archivos deseados.</text:p>
      <text:p text:style-name="P13"/>
      <text:p text:style-name="P13">- Desconociendo por completo este módulo, detalla los pasos que seguirías para intentar ponerlo en funcionamiento, con una tasa de compresión concreta y actuando sólo sobre los archivos de hojas de estilo CSS. </text:p>
      <text:p text:style-name="P1"/>
      <text:p text:style-name="P12"><text:span text:style-name="T7">Lo primero que deberíamos comprobar es si el modulo esta activo en module-enabled, si no es así deberíamos utilizar el comando de “</text:span>a2en<text:span text:style-name="T7">mod</text:span> <text:span text:style-name="T7">nombre del archivo”, en este caso “deflate” y activarlo, tendremos que reiniciar el apache2 para que detecte el cambio.</text:span></text:p>
      <text:p text:style-name="P12"/>
      <text:p text:style-name="P13"><text:span text:style-name="T7">Una vez ya activado y en marcha deberíamos abrir el archiv</text:span><text:span text:style-name="T21">o </text:span><text:span text:style-name="T8">deflate.con</text:span><text:span text:style-name="T11">f</text:span><text:span text:style-name="T8">,</text:span><text:span text:style-name="T22"> supongo que ahí deberemos especificarle de algún modo que </text:span><text:span text:style-name="T23">actué</text:span><text:span text:style-name="T22"> <text:s/></text:span><text:span text:style-name="T23">sobre el css (</text:span><text:span text:style-name="Source_20_Text"><text:span text:style-name="T14">AddOutputFilterByType DEFLATE text/css</text:span></text:span><text:span text:style-name="Source_20_Text"><text:span text:style-name="T15">) </text:span></text:span><text:span text:style-name="T22">con una cierta </text:span><text:span text:style-name="T23">comprensión</text:span><text:span text:style-name="T22"> sobre los archivos </text:span><text:span text:style-name="T23">(</text:span><text:span text:style-name="T16">DeflateCompressionLevel</text:span><text:span text:style-name="T9">).</text:span></text:p>
      <text:p text:style-name="P1"/>
      <text:p text:style-name="P1"/>
      <text:p text:style-name="P1"><text:span text:style-name="T25">3.</text:span> Sales de una para entrar en otra: ahora resulta que necesitan que cierta página web del servidor utilice una conexión segura HTTPS. Explica los pasos que seguirías para conseguirlo, y qué supone esto desde el punto de vista de los clientes que visiten la página web.</text:p>
      <text:p text:style-name="P1"/>
      <text:p text:style-name="P14"><text:span text:style-name="T24">En ese caso deberíamos instalar ssl el cual nos permitirá crear un certificado o descargar y instalarlo para aplicárselo a nuestra página, por lo tanto una vez instalado deberemos crear una carpeta donde tengamos el certificado y la key, modificar el archivo</text:span><text:span text:style-name="T20"> 000-</text:span><text:span text:style-name="T17">default.conf </text:span><text:span text:style-name="T19">o el default-ssl.conf</text:span><text:span text:style-name="T17"> </text:span><text:span text:style-name="T18">y especificarle (el puerto que utilizara, y una serie de datos: ServerAdmin, ServerName y alguna cosa mas) y la ruta de los archivos de certificado/key, para que pudiera localizarlos, para acabar seria reiniciar el apache2 y comprobar si funciona. </text:span></text:p>
      <text:p text:style-name="P14"><text:span text:style-name="T18"/></text:p>
      <text:p text:style-name="P14"><text:span text:style-name="T18">Para cliente esto supone en </text:span><text:span text:style-name="T8">primer lugar certificar que la web visitada es legítima, y en segundo lugar que se mantiene la integridad y la privacidad de los datos de </text:span><text:span text:style-name="T10">su</text:span><text:span text:style-name="T8"> conexión. </text:span><text:span text:style-name="T13">Además de que </text:span><text:span text:style-name="T12">ofrece </text:span><text:span text:style-name="Strong_20_Emphasis"><text:span text:style-name="T12">cifrado en dos direcciones </text:span></text:span><text:span text:style-name="T12">para las comunicaciones entre servidores y clientes, lo que </text:span><text:span text:style-name="T13">le </text:span><text:span text:style-name="T12">protege contra el espionaje y la manipulación de los contenidos. </text:span></text:p>
      <text:p text:style-name="P13"/>
      <text:p text:style-name="P13"/>
      <text:p text:style-name="P1"><text:span text:style-name="T25">4.</text:span> Disponéis de un servidor DNS (192.168.50.251) con las traducciones de las intranets de la empresa. Para no saturarlo demasiado, otro alumno en prácticas instaló en su día un DNS esclavo (10.5.10.251) sincronizado con el primer DNS. Algunos ordenadores de la empresa tienen configurado como DNS al maestro, y otros al esclavo.</text:p>
      <text:p text:style-name="P1"/>
      <text:p text:style-name="P13">- Recibes una incidencia de uno de los trabajadores: está intentando acceder a la intranet desde su ordenador, pero no se le abre la página. Observas que el DNS que tiene configurado es el esclavo. <text:s/></text:p>
      <text:p text:style-name="P13"><text:soft-page-break/>- Explica qué crees que podría estar fallando, y qué comprobaciones irías realizando para ir descartando posibilidades.</text:p>
      <text:p text:style-name="P19"/>
      <text:p text:style-name="P20">Lo que podría estar fallando es que el ordenador del cliente no este bien enlazado al servidor esclavo o que el servidor esclavo al configurar la pagina este mal especificada la ip o algún dato del servidor maestro y por eso no pueda acceder a la pagina.</text:p>
      <text:p text:style-name="P20"/>
      <text:p text:style-name="P15"><text:span text:style-name="T26">Empezaríamos con el ordenador del trabajador a ver si es que no tiene bien configurada la red o la ha cambiado de algún modo, después comprobaríamos el servidor esclavo a ver si el alumno de practicas de ha equivocado, y lo que comprobaríamos seria el archivo (</text:span>named.conf.local<text:span text:style-name="T26">)</text:span> <text:span text:style-name="T26">a ver si esta bien sincronizado con el maestro y sino es eso irnos al archivo de la intranet (db.intranet) en el cual debería estar bien puesta la ip del esclavo y de la página en si.</text:span></text:p>
      <text:p text:style-name="P1"/>
      <text:p text:style-name="P2"><text:span text:style-name="T25">5.</text:span> Queda ya poco más de media hora para finalizar la jornada laboral, y el responsable de la oficina vuelve a cogerte por banda: han probado una página web con PHP en el servidor que les has instalado a primera hora, pero no parece funcionar. Además, han instalado también un servidor MySQL en otra máquina diferente de la oficina, pero desde el servidor no consiguen conectarse a ninguna de sus bases de datos.</text:p>
      <text:p text:style-name="P2"/>
      <text:p text:style-name="P2">Explica qué puede estar ocurriendo y cómo intentas solucionarlo. </text:p>
      <text:p text:style-name="P2"/>
      <text:p text:style-name="P21">Que el puerto del apache2 no este bien cambiado en <text:span text:style-name="T27">el archivo de </text:span>sites-available, que no este bien enlazado la pagina con la ip o que la ruta no sea correc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Courier New', 'DejaVu Sans Mono', 'Bitstream Vera Sans Mono', monospace"/>
    <style:font-face style:name="UbuntuMono" svg:font-family="UbuntuMono, courier, monospace"/>
    <style:font-face style:name="apple-system" svg:font-family="apple-system, BlinkMacSystemFont, 'Segoe UI', Roboto, Oxygen, Ubuntu, Cantarell, 'Open Sans', 'Helvetica Neue', sans-serif"/>
    <style:font-face style:name="inherit" svg:font-family="inherit"/>
    <style:font-face style:name="monospace" svg:font-family="monospace"/>
    <style:font-face style:name="proxima-nova" svg:font-family="proxima-nov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1:34:30.040000000</meta:creation-date>
    <dc:date>2018-11-21T20:14:11.606000000</dc:date>
    <meta:editing-duration>PT12M39S</meta:editing-duration>
    <meta:editing-cycles>4</meta:editing-cycles>
    <meta:generator>LibreOffice/6.0.6.2$Windows_X86_64 LibreOffice_project/0c292870b25a325b5ed35f6b45599d2ea4458e77</meta:generator>
    <meta:document-statistic meta:table-count="0" meta:image-count="0" meta:object-count="0" meta:page-count="3" meta:paragraph-count="31" meta:word-count="1290" meta:character-count="7766" meta:non-whitespace-character-count="6490"/>
  </office:meta>
</office:document-meta>
</file>